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4pt" style:font-size-asian="14pt" style:font-size-complex="14pt"/>
    </style:style>
    <style:style style:name="P11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13" style:family="table-column">
      <style:table-column-properties style:column-width="4.8201in"/>
    </style:style>
    <style:style style:name="TableColumn14" style:family="table-column">
      <style:table-column-properties style:column-width="1.4409in"/>
    </style:style>
    <style:style style:name="Table12" style:family="table">
      <style:table-properties style:width="6.261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20" style:family="table-row">
      <style:table-row-properties style:min-row-height="5.156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6" style:parent-style-name="DefaultParagraphFont" style:family="text">
      <style:text-properties style:font-name="Cambria Math" style:font-name-complex="Cambria Math" fo:font-size="12pt" style:font-size-asian="12pt" style:font-size-complex="12pt"/>
    </style:style>
    <style:style style:name="T4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8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81" style:family="table-column">
      <style:table-column-properties style:column-width="4.1312in"/>
    </style:style>
    <style:style style:name="TableColumn82" style:family="table-column">
      <style:table-column-properties style:column-width="2.1298in"/>
    </style:style>
    <style:style style:name="Table80" style:family="table">
      <style:table-properties style:width="6.2611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9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9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6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98" style:family="table-column">
      <style:table-column-properties style:column-width="4.1312in"/>
    </style:style>
    <style:style style:name="TableColumn99" style:family="table-column">
      <style:table-column-properties style:column-width="2.1298in"/>
    </style:style>
    <style:style style:name="Table97" style:family="table">
      <style:table-properties style:width="6.2611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0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20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21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123" style:family="table-column">
      <style:table-column-properties style:column-width="4.1312in"/>
    </style:style>
    <style:style style:name="TableColumn124" style:family="table-column">
      <style:table-column-properties style:column-width="2.1298in"/>
    </style:style>
    <style:style style:name="Table122" style:family="table">
      <style:table-properties style:width="6.2611in" fo:margin-left="0in" table:align="lef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130" style:family="table-row">
      <style:table-row-properties style:min-row-height="1.1729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3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3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3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6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47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48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4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151" style:family="table-column">
      <style:table-column-properties style:column-width="4.1312in"/>
    </style:style>
    <style:style style:name="TableColumn152" style:family="table-column">
      <style:table-column-properties style:column-width="2.1298in"/>
    </style:style>
    <style:style style:name="Table150" style:family="table">
      <style:table-properties style:width="6.2611in" fo:margin-left="0in" table:align="lef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6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6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6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66" style:parent-style-name="Normal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167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United Kingdom-<text:s/>Drug Precursor Chemicals- Categories</text:p>
      <text:p text:style-name="P11">Category 1- Table I of the 1988 UN Convention<text:s/>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Substance</text:p>
          </table:table-cell>
          <table:table-cell table:style-name="TableCell18">
            <text:p text:style-name="P19">CN Code</text:p>
          </table:table-cell>
        </table:table-row>
        <table:table-row table:style-name="TableRow20">
          <table:table-cell table:style-name="TableCell21">
            <text:p text:style-name="P22">1-phenyl-2-propanone (BMK)<text:s/></text:p>
            <text:p text:style-name="P23">3-4 Methylenedioxy-Phenylpropan-2-one (PMK)<text:s/></text:p>
            <text:p text:style-name="P24">Alpha-phenylacetoacetonitrile (APAAN)<text:s/></text:p>
            <text:p text:style-name="P25">Chloroephedrine<text:s/></text:p>
            <text:p text:style-name="P26">Chloropseudoephedrine<text:s/></text:p>
            <text:p text:style-name="P27">Ephedrine<text:s/></text:p>
            <text:p text:style-name="P28">Ergometrine<text:s/></text:p>
            <text:p text:style-name="P29">Ergotamine<text:s/></text:p>
            <text:p text:style-name="P30">Isosafrole<text:s/></text:p>
            <text:p text:style-name="P31">Lysergic Acid<text:s/></text:p>
            <text:p text:style-name="P32">N-acetylanthranilic Acid<text:s/></text:p>
            <text:p text:style-name="P33">Norephedrine<text:s/></text:p>
            <text:p text:style-name="P34">Piperonal<text:s/></text:p>
            <text:p text:style-name="P35">Pseudoephedrine<text:s/></text:p>
            <text:p text:style-name="P36">Safrole</text:p>
            <text:p text:style-name="P37">4-anilino-N-phenethylpiperidine (ANPP)</text:p>
            <text:p text:style-name="P38">N-phenethyl-4-piperidone (NPP)</text:p>
            <text:p text:style-name="P39">l 3-(1,3-benzodioxol-5-yl)-2- methyloxirane-2-carboxylate (PMK methyl glycidate)</text:p>
            <text:p text:style-name="P40"><text:s/>3-(1,3-benzodioxol-5-yl)-2-methyloxirane-2-carboxylic acid (PMK glycidic acid)<text:s/></text:p>
            <text:p text:style-name="P41">alpha-phenylacetoacetamide (APAA)</text:p>
            <text:p text:style-name="P42">methyl alpha-phenylacetoacetate (MAPA)</text:p>
            <text:p text:style-name="P43">Methyl 2-methyl-3-phenyloxirane-2-carboxylate (BMK methyl glycidate)<text:s/></text:p>
            <text:p text:style-name="P44"><text:span text:style-name="T45">2</text:span><text:span text:style-name="T46">‐</text:span><text:span text:style-name="T47">methyl-3-phenyloxirane-2- carboxylic acid (BMK glycidic acid</text:span><text:span text:style-name="T48">)</text:span></text:p>
          </table:table-cell>
          <table:table-cell table:style-name="TableCell49">
            <text:p text:style-name="P50">2914 3100<text:s/></text:p>
            <text:p text:style-name="P51">2932 9200<text:s/></text:p>
            <text:p text:style-name="P52">2926 4000<text:s/></text:p>
            <text:p text:style-name="P53">2939 7990<text:s/></text:p>
            <text:p text:style-name="P54">2939 7990<text:s/></text:p>
            <text:p text:style-name="P55">2939 4100</text:p>
            <text:p text:style-name="P56">2939 6100<text:s/></text:p>
            <text:p text:style-name="P57">2939 6200<text:s/></text:p>
            <text:p text:style-name="P58">2932 9100<text:s/></text:p>
            <text:p text:style-name="P59">2939 6300</text:p>
            <text:p text:style-name="P60">2924 2300<text:s/></text:p>
            <text:p text:style-name="P61">2939 4400</text:p>
            <text:p text:style-name="P62">2932 9300<text:s/></text:p>
            <text:p text:style-name="P63">2939 4200</text:p>
            <text:p text:style-name="P64">2932 9400</text:p>
            <text:p text:style-name="P65">2933 3999</text:p>
            <text:p text:style-name="P66">2933 3999</text:p>
            <text:p text:style-name="P67">2932 9900</text:p>
            <text:p text:style-name="P68"/>
            <text:p text:style-name="P69">2932 9900</text:p>
            <text:p text:style-name="P70"/>
            <text:p text:style-name="P71">2924 2970</text:p>
            <text:p text:style-name="P72">2918 3000</text:p>
            <text:p text:style-name="P73">2918 9990</text:p>
            <text:p text:style-name="P74"/>
            <text:p text:style-name="P75">2918 9990</text:p>
            <text:p text:style-name="P76"/>
            <text:p text:style-name="P77"/>
          </table:table-cell>
        </table:table-row>
      </table:table>
      <text:p text:style-name="P78"/>
      <text:p text:style-name="P79">Category 2A- Table I of the 1988 UN Convention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Substance</text:p>
          </table:table-cell>
          <table:table-cell table:style-name="TableCell86">
            <text:p text:style-name="P87">CN Code</text:p>
          </table:table-cell>
        </table:table-row>
        <table:table-row table:style-name="TableRow88">
          <table:table-cell table:style-name="TableCell89">
            <text:p text:style-name="P90">Acetic Anhydride</text:p>
            <text:p text:style-name="P91">Red Phosphorous</text:p>
          </table:table-cell>
          <table:table-cell table:style-name="TableCell92">
            <text:p text:style-name="P93">2915 2400</text:p>
            <text:p text:style-name="P94">2804 7000</text:p>
          </table:table-cell>
        </table:table-row>
      </table:table>
      <text:p text:style-name="P95"/>
      <text:p text:style-name="P96">Category 2B-<text:s/></text:p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Substance</text:p>
          </table:table-cell>
          <table:table-cell table:style-name="TableCell103">
            <text:p text:style-name="P104">CN Code</text:p>
          </table:table-cell>
        </table:table-row>
        <table:table-row table:style-name="TableRow105">
          <table:table-cell table:style-name="TableCell106">
            <text:p text:style-name="P107">Table I:</text:p>
            <text:p text:style-name="P108">Phenylacetic Acid</text:p>
            <text:p text:style-name="P109">Potassium Permanganate</text:p>
            <text:p text:style-name="P110">Table II:<text:s/></text:p>
            <text:p text:style-name="P111">Anthranilic Acid</text:p>
            <text:p text:style-name="P112">Piperidine</text:p>
          </table:table-cell>
          <table:table-cell table:style-name="TableCell113">
            <text:p text:style-name="P114"/>
            <text:p text:style-name="P115">2916 3400</text:p>
            <text:p text:style-name="P116">2841 6100</text:p>
            <text:p text:style-name="P117"/>
            <text:p text:style-name="P118">2922 4300</text:p>
            <text:p text:style-name="P119">2933 3200</text:p>
          </table:table-cell>
        </table:table-row>
      </table:table>
      <text:p text:style-name="P120"/>
      <text:soft-page-break/>
      <text:p text:style-name="P121">Category 3- Table II of the 1988 UN Convention</text:p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Substance</text:p>
          </table:table-cell>
          <table:table-cell table:style-name="TableCell128">
            <text:p text:style-name="P129">CN Code</text:p>
          </table:table-cell>
        </table:table-row>
        <table:table-row table:style-name="TableRow130">
          <table:table-cell table:style-name="TableCell131">
            <text:p text:style-name="P132">Acetone</text:p>
            <text:p text:style-name="P133">Ethyl Ether</text:p>
            <text:p text:style-name="P134">Hydrochloric Acid</text:p>
            <text:p text:style-name="P135">Methyl Ethyl Ketone (MEK)</text:p>
            <text:p text:style-name="P136">Sulphuric Acid</text:p>
            <text:p text:style-name="P137">Toluene</text:p>
          </table:table-cell>
          <table:table-cell table:style-name="TableCell138">
            <text:p text:style-name="P139">2914 1100</text:p>
            <text:p text:style-name="P140">2909 1100</text:p>
            <text:p text:style-name="P141">2806 1000</text:p>
            <text:p text:style-name="P142">2914 1200</text:p>
            <text:p text:style-name="P143">2807 0000</text:p>
            <text:p text:style-name="P144">2902 3000</text:p>
            <text:p text:style-name="P145"/>
          </table:table-cell>
        </table:table-row>
      </table:table>
      <text:p text:style-name="P146"/>
      <text:p text:style-name="P147"/>
      <text:p text:style-name="P148">Category 4- Medicinal Preparations of Category 1 Substances</text:p>
      <text:p text:style-name="P149"/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Substance</text:p>
          </table:table-cell>
          <table:table-cell table:style-name="TableCell156">
            <text:p text:style-name="P157">CN Code</text:p>
          </table:table-cell>
        </table:table-row>
        <table:table-row table:style-name="TableRow158">
          <table:table-cell table:style-name="TableCell159">
            <text:p text:style-name="P160">Ephedrine</text:p>
            <text:p text:style-name="P161">Pseudoephedrine</text:p>
          </table:table-cell>
          <table:table-cell table:style-name="TableCell162">
            <text:p text:style-name="P163">3004 4100</text:p>
            <text:p text:style-name="P164">3004 4200</text:p>
          </table:table-cell>
        </table:table-row>
      </table:table>
      <text:p text:style-name="P165"/>
      <text:p text:style-name="P166"/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0.7875in" fo:margin-bottom="0.197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06in"/>
      </style:header-style>
      <style:footer-style>
        <style:header-footer-properties style:dynamic-spacing="true" fo:min-height="0.5506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Footer" style:family="paragraph">
      <style:paragraph-properties fo:text-align="end"/>
    </style:style>
    <style:style style:name="T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10" style:parent-style-name="DefaultParagraphFont" style:family="text">
      <style:text-properties style:font-name="Arial" style:font-name-complex="Arial" fo:font-size="8pt" style:font-size-asian="8pt" style:font-size-complex="8pt"/>
    </style:style>
    <style:style style:family="graphic" style:name="a0" style:parent-style-name="Graphics">
      <style:graphic-properties fo:border="none" fo:background-color="transparent" fo:clip="rect(1.93365in, 10.2964in, 7.98446in, 6.7964in)"/>
    </style:style>
  </office:automatic-styles>
  <office:master-styles>
    <style:master-page style:name="MP0" style:page-layout-name="PL0">
      <style:header>
        <text:p text:style-name="Header"><draw:frame draw:style-name="a0" draw:name="Picture 126" text:anchor-type="as-char" svg:x="0in" svg:y="0in" svg:width="1.42297in" svg:height="0.61941in" style:rel-width="scale" style:rel-height="scale"><draw:image xlink:href="media/image1.png" xlink:type="simple" xlink:show="embed" xlink:actuate="onLoad"/><svg:title/><svg:desc/></draw:frame></text:p>
        <text:p text:style-name="Header"/>
      </style:header>
      <style:footer>
        <text:p text:style-name="P2"/>
        <text:p text:style-name="P3"><text:span text:style-name="T4">V1.</text:span><text:span text:style-name="T5">1</text:span><text:span text:style-name="T6"><text:s/></text:span><text:span text:style-name="T7">Feb</text:span><text:span text:style-name="T8"><text:s/></text:span><text:span text:style-name="T9">202</text:span><text:span text:style-name="T10">1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Angharad</meta:initial-creator>
    <dc:creator>Parkinson Michael</dc:creator>
    <meta:creation-date>2021-02-24T09:20:00Z</meta:creation-date>
    <dc:date>2021-02-24T09:20:00Z</dc:date>
    <meta:template xlink:href="6269C4E2" xlink:type="simple"/>
    <meta:editing-cycles>2</meta:editing-cycles>
    <meta:editing-duration>PT60S</meta:editing-duration>
    <meta:document-statistic meta:page-count="2" meta:paragraph-count="3" meta:word-count="258" meta:character-count="1727" meta:row-count="12" meta:non-whitespace-character-count="1472"/>
  </office:meta>
</office:document-meta>
</file>